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ead9" officeooo:paragraph-rsid="0016ead9"/>
    </style:style>
    <style:style style:name="P2" style:family="paragraph" style:parent-style-name="Standard">
      <style:text-properties officeooo:rsid="00178688" officeooo:paragraph-rsid="00178688"/>
    </style:style>
    <style:style style:name="P3" style:family="paragraph" style:parent-style-name="Standard">
      <style:text-properties officeooo:rsid="00178688" officeooo:paragraph-rsid="001a2b8e"/>
    </style:style>
    <style:style style:name="P4" style:family="paragraph" style:parent-style-name="Standard">
      <style:text-properties officeooo:rsid="00178688" officeooo:paragraph-rsid="001a5436"/>
    </style:style>
    <style:style style:name="P5" style:family="paragraph" style:parent-style-name="Standard">
      <style:text-properties officeooo:rsid="00178688" officeooo:paragraph-rsid="001bb96b"/>
    </style:style>
    <style:style style:name="P6" style:family="paragraph" style:parent-style-name="Standard">
      <style:text-properties officeooo:rsid="00178688" officeooo:paragraph-rsid="001bbef1"/>
    </style:style>
    <style:style style:name="P7" style:family="paragraph" style:parent-style-name="Standard">
      <style:text-properties fo:color="#ce181e" officeooo:rsid="0002d1c2" officeooo:paragraph-rsid="00178688"/>
    </style:style>
    <style:style style:name="P8" style:family="paragraph" style:parent-style-name="Standard">
      <style:text-properties officeooo:rsid="00022099" officeooo:paragraph-rsid="00178688"/>
    </style:style>
    <style:style style:name="P9" style:family="paragraph" style:parent-style-name="Standard">
      <style:text-properties officeooo:rsid="00022099" officeooo:paragraph-rsid="001a5436"/>
    </style:style>
    <style:style style:name="P10" style:family="paragraph" style:parent-style-name="Standard">
      <style:text-properties officeooo:rsid="00022099" officeooo:paragraph-rsid="001bb96b"/>
    </style:style>
    <style:style style:name="P11" style:family="paragraph" style:parent-style-name="Standard">
      <style:text-properties fo:color="#000000" officeooo:rsid="0002d1c2" officeooo:paragraph-rsid="00178688"/>
    </style:style>
    <style:style style:name="P12" style:family="paragraph" style:parent-style-name="Standard">
      <style:text-properties fo:color="#000000" officeooo:rsid="0002d1c2" officeooo:paragraph-rsid="001a5436"/>
    </style:style>
    <style:style style:name="P13" style:family="paragraph" style:parent-style-name="Standard">
      <style:text-properties fo:color="#000000" officeooo:rsid="00178688" officeooo:paragraph-rsid="00178688"/>
    </style:style>
    <style:style style:name="P14" style:family="paragraph" style:parent-style-name="Standard">
      <style:text-properties fo:color="#000000" officeooo:rsid="00178688" officeooo:paragraph-rsid="001a2b8e"/>
    </style:style>
    <style:style style:name="P15" style:family="paragraph" style:parent-style-name="Standard">
      <style:text-properties fo:color="#000000" officeooo:rsid="00178688" officeooo:paragraph-rsid="001bbef1"/>
    </style:style>
    <style:style style:name="P16" style:family="paragraph" style:parent-style-name="Standard">
      <style:text-properties fo:color="#000000" officeooo:rsid="0017b760" officeooo:paragraph-rsid="0017b760"/>
    </style:style>
    <style:style style:name="P17" style:family="paragraph" style:parent-style-name="Standard">
      <style:text-properties fo:color="#000000" officeooo:rsid="0018ee0b" officeooo:paragraph-rsid="0018ee0b"/>
    </style:style>
    <style:style style:name="P18" style:family="paragraph" style:parent-style-name="Standard">
      <style:text-properties fo:color="#000000" officeooo:rsid="001a2b8e" officeooo:paragraph-rsid="001a2b8e"/>
    </style:style>
    <style:style style:name="P19" style:family="paragraph" style:parent-style-name="Standard">
      <style:text-properties fo:color="#000000" officeooo:rsid="001a2b8e" officeooo:paragraph-rsid="001bbef1"/>
    </style:style>
    <style:style style:name="P20" style:family="paragraph" style:parent-style-name="Standard">
      <style:text-properties fo:color="#000000" officeooo:rsid="001a5436" officeooo:paragraph-rsid="001a5436"/>
    </style:style>
    <style:style style:name="P21" style:family="paragraph" style:parent-style-name="Standard">
      <style:text-properties fo:color="#000000" officeooo:rsid="001a5436" officeooo:paragraph-rsid="001bbef1"/>
    </style:style>
    <style:style style:name="P22" style:family="paragraph" style:parent-style-name="Standard">
      <style:text-properties fo:color="#000000" officeooo:rsid="00022099" officeooo:paragraph-rsid="001a5436"/>
    </style:style>
    <style:style style:name="P23" style:family="paragraph" style:parent-style-name="Standard">
      <style:text-properties fo:color="#000000" officeooo:rsid="00022099" officeooo:paragraph-rsid="001bb96b"/>
    </style:style>
    <style:style style:name="P24" style:family="paragraph" style:parent-style-name="Standard">
      <style:text-properties fo:color="#000000" officeooo:rsid="001bb96b" officeooo:paragraph-rsid="001bb96b"/>
    </style:style>
    <style:style style:name="P25" style:family="paragraph" style:parent-style-name="Standard">
      <style:text-properties fo:color="#000000" officeooo:rsid="001bbef1" officeooo:paragraph-rsid="001bbef1"/>
    </style:style>
    <style:style style:name="T1" style:family="text">
      <style:text-properties officeooo:rsid="00178688"/>
    </style:style>
    <style:style style:name="T2" style:family="text">
      <style:text-properties officeooo:rsid="0002d1c2"/>
    </style:style>
    <style:style style:name="T3" style:family="text">
      <style:text-properties officeooo:rsid="0017b760"/>
    </style:style>
    <style:style style:name="T4" style:family="text">
      <style:text-properties officeooo:rsid="0018ee0b"/>
    </style:style>
    <style:style style:name="T5" style:family="text">
      <style:text-properties officeooo:rsid="001a5436"/>
    </style:style>
    <style:style style:name="T6" style:family="text">
      <style:text-properties fo:color="#ed1c24"/>
    </style:style>
    <style:style style:name="T7" style:family="text">
      <style:text-properties officeooo:rsid="001bbe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 Detection</text:p>
      <text:p text:style-name="P1"/>
      <text:p text:style-name="P1">initial analysis</text:p>
      <text:p text:style-name="P1"/>
      <text:p text:style-name="P1">our data:</text:p>
      <text:p text:style-name="P1">58 stores with 4 colour and each has 6 sizes with only M and L in black, blue and red can be overstock </text:p>
      <text:p text:style-name="P1"/>
      <text:p text:style-name="P1">fundamental problem: </text:p>
      <text:p text:style-name="P1">even number for all types of boxes vs some stores have odd sums → overstock is unavoidable</text:p>
      <text:p text:style-name="P1"/>
      <text:p text:style-name="P1"><text:bookmark-start text:name="__DdeLink__105_3323680408"/>try find further structure:</text:p>
      <text:p text:style-name="P1">min, average, mode, sum → subtract the mode → subtract the min</text:p>
      <text:p text:style-name="P1">small scale first → pattern inside each colour<text:bookmark-end text:name="__DdeLink__105_3323680408"/></text:p>
      <text:p text:style-name="P2"/>
      <text:p text:style-name="P2">black:</text:p>
      <text:p text:style-name="P2">min 1 2 2 3 2 1</text:p>
      <text:p text:style-name="P2">[1] <text:s/>0 0 2 0 0 0 </text:p>
      <text:p text:style-name="P2">[2] <text:s/>0 0 0 2 0 0</text:p>
      <text:p text:style-name="P2">[3] <text:s/>0 0 0 0 2 0 </text:p>
      <text:p text:style-name="P2"/>
      <text:p text:style-name="P8">blue:</text:p>
      <text:p text:style-name="P2">min 1 2 2 3 3 1</text:p>
      <text:p text:style-name="P8"><text:span text:style-name="T2">[1] <text:s text:c="2"/>0 0 0 2 0 0 </text:span></text:p>
      <text:p text:style-name="P8"><text:span text:style-name="T2">[2] <text:s text:c="2"/>0 0 1 0 1 0</text:span></text:p>
      <text:p text:style-name="P8"><text:span text:style-name="T2">[3] <text:s text:c="2"/>0 0 2 0 0 0</text:span></text:p>
      <text:p text:style-name="P8"><text:span text:style-name="T1">[4] <text:s text:c="2"/>0 0 1 1 0 0 </text:span></text:p>
      <text:p text:style-name="P8"/>
      <text:p text:style-name="P8">red: </text:p>
      <text:p text:style-name="P2">min 1 2 3 3 3 1 (with an outlier store 6 with all 0)</text:p>
      <text:p text:style-name="P8"><text:span text:style-name="T2">[1] <text:s/>0 0 0 1 2 0</text:span></text:p>
      <text:p text:style-name="P8"><text:span text:style-name="T2">[2] <text:s/>0 0 0 3 0 0</text:span></text:p>
      <text:p text:style-name="P8"><text:span text:style-name="T2">[3] <text:s/>0 1 1 0 0 0</text:span></text:p>
      <text:p text:style-name="P7"/>
      <text:p text:style-name="P11">green:</text:p>
      <text:p text:style-name="P11"><text:span text:style-name="T1">min 0 0 0 0 0</text:span> </text:p>
      <text:p text:style-name="P11">[1] <text:s/>1 1 1 3 1 1</text:p>
      <text:p text:style-name="P11">[2] <text:s/>1 1 2 2 1 1</text:p>
      <text:p text:style-name="P11">[3] <text:s/>1 1 1 2 2 1</text:p>
      <text:p text:style-name="P11"/>
      <text:p text:style-name="P13">we then try to optimise the type of boxes based on these findings.</text:p>
      <text:p text:style-name="P13"/>
      <text:p text:style-name="P13"/>
      <text:p text:style-name="P13">Colour-based optimisation</text:p>
      <text:p text:style-name="P13"/>
      <text:p text:style-name="P13">first try – <text:span text:style-name="T3">store based</text:span>:</text:p>
      <text:p text:style-name="P13">consider the minimum number of boxes of each type, 23 here → allocate them to 2 x boxes of size 10, and 3 remaining →two<text:span text:style-name="T3"> types now</text:span></text:p>
      <text:p text:style-name="P16">consider red, except outlier with all 0, the minimum of all sizes together is 7 → together with the remaining 3, another box of 10</text:p>
      <text:p text:style-name="P16">check relationship of each type between colours → no specific relationship, all linked</text:p>
      <text:p text:style-name="P16"><text:soft-page-break/>remaining 4 colours →<text:span text:style-name="T4">as the least number in a box is 4,</text:span> combine first two, black and blue, and the last two red and green → 3*4 + 3*3 = 21 types more</text:p>
      <text:p text:style-name="P16">remaining 3 for the outlier add 1 more box</text:p>
      <text:p text:style-name="P16">=&gt; 25 types </text:p>
      <text:p text:style-name="P16"/>
      <text:p text:style-name="P17">Good enough? Probably not…</text:p>
      <text:p text:style-name="P17">if we can just add each type up, the number will reduce much → each colour type</text:p>
      <text:p text:style-name="P17"/>
      <text:p text:style-name="P17">further try colour based:</text:p>
      <text:p text:style-name="P17">see what we can do to pack up each colour </text:p>
      <text:p text:style-name="P18"/>
      <text:p text:style-name="P3">black:</text:p>
      <text:p text:style-name="P3">min 1 2 2 3 2 1</text:p>
      <text:p text:style-name="P3">[1] <text:s/>0 0 2 0 0 0 </text:p>
      <text:p text:style-name="P3">[2] <text:s/>0 0 0 2 0 0</text:p>
      <text:p text:style-name="P14">[3] <text:s/>0 0 0 0 2 0 </text:p>
      <text:p text:style-name="P14"/>
      <text:p text:style-name="P18">=&gt; </text:p>
      <text:p text:style-name="P18">box 1: 1 <text:span text:style-name="T5">2 2 2 2 1</text:span></text:p>
      <text:p text:style-name="P20">box 2: 0 0 2<text:span text:style-name="T6">+1</text:span> 1 0 0 </text:p>
      <text:p text:style-name="P20">box 3: 0 0 0 3<text:span text:style-name="T6">+1</text:span> 0 0</text:p>
      <text:p text:style-name="P20">box 4: 0 0 0 1<text:span text:style-name="T6">+1</text:span> 2 0</text:p>
      <text:p text:style-name="P20">overstock in box 2 3 4</text:p>
      <text:p text:style-name="P20"/>
      <text:p text:style-name="P9">blue:</text:p>
      <text:p text:style-name="P4">min 1 2 2 3 3 1</text:p>
      <text:p text:style-name="P9"><text:span text:style-name="T2">[1] <text:s text:c="2"/>0 0 0 2 0 0 </text:span></text:p>
      <text:p text:style-name="P9"><text:span text:style-name="T2">[2] <text:s text:c="2"/>0 0 1 0 1 0</text:span></text:p>
      <text:p text:style-name="P9"><text:span text:style-name="T2">[3] <text:s text:c="2"/>0 0 2 0 0 0</text:span></text:p>
      <text:p text:style-name="P22"><text:span text:style-name="T1">[4] <text:s text:c="2"/>0 0 1 1 0 0 </text:span></text:p>
      <text:p text:style-name="P22"/>
      <text:p text:style-name="P20">=&gt;</text:p>
      <text:p text:style-name="P20">box 1: 1 2 2 2 2 1</text:p>
      <text:p text:style-name="P20">box 2: 0 0 0 3 1 0</text:p>
      <text:p text:style-name="P20">box 3: 0 0 1 1 2 0</text:p>
      <text:p text:style-name="P20">box 4: 0 0 2 1 1 0</text:p>
      <text:p text:style-name="P20">box 5: 0 0 1 2 1 0</text:p>
      <text:p text:style-name="P20"/>
      <text:p text:style-name="P20"/>
      <text:p text:style-name="P20">red:</text:p>
      <text:p text:style-name="P4">min 1 2 3 3 3 1 (with an outlier store 6 with all 0)</text:p>
      <text:p text:style-name="P9"><text:span text:style-name="T2">[1] <text:s/>0 0 0 1 2 0</text:span></text:p>
      <text:p text:style-name="P9"><text:span text:style-name="T2">[2] <text:s/>0 0 0 3 0 0</text:span></text:p>
      <text:p text:style-name="P22"><text:span text:style-name="T2">[3] <text:s/>0 1 1 0 0 0</text:span></text:p>
      <text:p text:style-name="P22"/>
      <text:p text:style-name="P20">=&gt; </text:p>
      <text:p text:style-name="P20">box 1: 1 2 2 2 2 1</text:p>
      <text:p text:style-name="P20">box 2: 0 0 1 2 3 0</text:p>
      <text:p text:style-name="P20">box 3: 0 0 1 4 1 0</text:p>
      <text:p text:style-name="P20">box 4: 0 1 2<text:span text:style-name="T6">+1</text:span> 1 1 0</text:p>
      <text:p text:style-name="P20"/>
      <text:p text:style-name="P20">green:</text:p>
      <text:p text:style-name="P12"><text:soft-page-break/><text:span text:style-name="T1">min 0 0 0 0 0</text:span> </text:p>
      <text:p text:style-name="P12">[1] <text:s/>1 1 1 3 1 1</text:p>
      <text:p text:style-name="P12">[2] <text:s/>1 1 2 2 1 1</text:p>
      <text:p text:style-name="P12">[3] <text:s/>1 1 1 2 2 1</text:p>
      <text:p text:style-name="P12"/>
      <text:p text:style-name="P20">=&gt;</text:p>
      <text:p text:style-name="P20">box 1: <text:span text:style-name="T2">1 1 1 3 1 1</text:span></text:p>
      <text:p text:style-name="P12"><text:span text:style-name="T5">box 2:</text:span> 1 1 2 2 1 1</text:p>
      <text:p text:style-name="P12"><text:span text:style-name="T5">box 3:</text:span> 1 1 1 2 2 1</text:p>
      <text:p text:style-name="P12"/>
      <text:p text:style-name="P20">so now we have 4+5+4+3 = 16 types!</text:p>
      <text:p text:style-name="P20"/>
      <text:p text:style-name="P24">Much better, but more can be done for “blue”</text:p>
      <text:p text:style-name="P24"/>
      <text:p text:style-name="P10">blue:</text:p>
      <text:p text:style-name="P5">min 1 2 2 3 3 1</text:p>
      <text:p text:style-name="P10"><text:span text:style-name="T2">[1] <text:s text:c="2"/>0 0 0 2 0 0 </text:span></text:p>
      <text:p text:style-name="P10"><text:span text:style-name="T2">[2] <text:s text:c="2"/>0 0 1 0 1 0</text:span></text:p>
      <text:p text:style-name="P10"><text:span text:style-name="T2">[3] <text:s text:c="2"/>0 0 2 0 0 0</text:span></text:p>
      <text:p text:style-name="P23"><text:span text:style-name="T1">[4] <text:s text:c="2"/>0 0 1 1 0 0 </text:span></text:p>
      <text:p text:style-name="P23"/>
      <text:p text:style-name="P24">=&gt;</text:p>
      <text:p text:style-name="P24">box 1: 1 0 0 1 3 1</text:p>
      <text:p text:style-name="P24">box 2: 0 1 2 1 0 0</text:p>
      <text:p text:style-name="P24">box 3: 0 1 1 2 0 0</text:p>
      <text:p text:style-name="P24">box 4: 0 1 1 1 1 0 </text:p>
      <text:p text:style-name="P24"/>
      <text:p text:style-name="P24">now 16-1=15 types!</text:p>
      <text:p text:style-name="P24"/>
      <text:p text:style-name="P24"/>
      <text:p text:style-name="P24"/>
      <text:p text:style-name="P24">Cross-colour optimisation</text:p>
      <text:p text:style-name="P24">full rank now, to further reduce the types of boxes, we need to consider the combination of them</text:p>
      <text:p text:style-name="P24"/>
      <text:p text:style-name="P25">to avoid the mess of combination for each store, we consider combine the box 1 in black and box 1 in blue, as they are what everybody needs</text:p>
      <text:p text:style-name="P6"/>
      <text:p text:style-name="P6">black:</text:p>
      <text:p text:style-name="P6">min 1 2 2 3 2 1</text:p>
      <text:p text:style-name="P6">[1] <text:s/>0 0 2 0 0 0 </text:p>
      <text:p text:style-name="P6">[2] <text:s/>0 0 0 2 0 0</text:p>
      <text:p text:style-name="P15">[3] <text:s/>0 0 0 0 2 0 </text:p>
      <text:p text:style-name="P15"/>
      <text:p text:style-name="P19">=&gt; </text:p>
      <text:p text:style-name="P19">box 1: <text:span text:style-name="T7">0 0 0 0 2 1</text:span></text:p>
      <text:p text:style-name="P21">box 2: <text:span text:style-name="T7">1</text:span> <text:span text:style-name="T7">2</text:span> <text:span text:style-name="T7">4</text:span> <text:span text:style-name="T7">3</text:span> 0 0 </text:p>
      <text:p text:style-name="P21">box 3: <text:span text:style-name="T7">1</text:span> <text:span text:style-name="T7">2</text:span> <text:span text:style-name="T7">2</text:span> <text:span text:style-name="T7">5</text:span> 0 0</text:p>
      <text:p text:style-name="P21">box 4: <text:span text:style-name="T7">1</text:span> <text:span text:style-name="T7">2</text:span> <text:span text:style-name="T7">2</text:span> <text:span text:style-name="T7">3</text:span> 2 0</text:p>
      <text:p text:style-name="P21">overstock in box 2 3 4</text:p>
      <text:p text:style-name="P21"/>
      <text:p text:style-name="P25">then combine the box 1 in black with box 1 in blue with extra 1 in black L (acceptable overload)</text:p>
      <text:p text:style-name="P25">now 15 – 1 = 4 typ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53:19.211021854</meta:creation-date>
    <dc:date>2018-10-10T18:41:32.045225422</dc:date>
    <meta:editing-duration>PT54M3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115" meta:word-count="865" meta:character-count="3030" meta:non-whitespace-character-count="2208"/>
  </office:meta>
</office:document-meta>
</file>